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-color="#801900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3" draw:style-name="gr4" draw:text-style-name="P4" svg:width="0.1358in" svg:height="0.1358in" svg:x="0.195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1" draw:style-name="gr1" draw:text-style-name="P3" svg:width="0.1343in" svg:height="0.1343in" svg:x="0.19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1" draw:name="Shape 26" draw:style-name="gr9" draw:text-style-name="P10" svg:width="0.1358in" svg:height="0.1358in" svg:x="0.178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7" draw:name="Shape 7" draw:style-name="gr3" draw:text-style-name="P5" svg:width="0.1343in" svg:height="0.1343in" svg:x="0.1827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7" draw:text-style-name="P8" svg:width="0.1358in" svg:height="0.1358in" svg:x="0.201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2" draw:style-name="gr10" draw:text-style-name="P6" svg:width="0.1343in" svg:height="0.1343in" svg:x="0.18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><draw:custom-shape text:anchor-type="paragraph" draw:z-index="14" draw:name="Shape 29" draw:style-name="gr6" draw:text-style-name="P7" svg:width="0.1343in" svg:height="0.1343in" svg:x="0.1953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17" draw:style-name="gr11" draw:text-style-name="P11" svg:width="0.135in" svg:height="0.135in" svg:x="0.1673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" draw:style-name="gr5" draw:text-style-name="P6" svg:width="0.135in" svg:height="0.135in" svg:x="0.191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" draw:style-name="gr17" draw:text-style-name="P9" svg:width="0.1343in" svg:height="0.1343in" svg:x="0.18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43" draw:style-name="gr2" draw:text-style-name="P4" svg:width="0.1335in" svg:height="0.13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1" draw:style-name="gr1" draw:text-style-name="P3" svg:width="0.1343in" svg:height="0.1343in" svg:x="0.2035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15" draw:text-style-name="P10" svg:width="0.135in" svg:height="0.135in" svg:x="0.2102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9" draw:style-name="gr3" draw:text-style-name="P5" svg:width="0.1343in" svg:height="0.1343in" svg:x="0.1909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8" draw:name="Shape 15" draw:style-name="gr12" draw:text-style-name="P12" svg:width="0.1335in" svg:height="0.1335in" svg:x="0.167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13" draw:style-name="gr14" draw:text-style-name="P13" svg:width="0.1358in" svg:height="0.1358in" svg:x="0.19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5" draw:style-name="gr13" draw:text-style-name="P5" svg:width="0.1362in" svg:height="0.1362in" svg:x="0.1925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6" draw:text-style-name="P8" svg:width="0.135in" svg:height="0.1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14" draw:style-name="gr10" draw:text-style-name="P6" svg:width="0.1343in" svg:height="0.1343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27" draw:style-name="gr8" draw:text-style-name="P9" svg:width="0.1362in" svg:height="0.1362in" svg:x="0.2035in" svg:y="0.1665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0" draw:style-name="gr2" draw:text-style-name="P4" svg:width="0.1335in" svg:height="0.1335in" svg:x="0.195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19T18:55:17.799282758</dc:date>
    <meta:editing-duration>PT2H47M38S</meta:editing-duration>
    <meta:editing-cycles>1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